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637">
            <text:p>K-2637</text:p>
          </table:table-cell>
          <table:table-cell office:value-type="float" office:value="73.917">
            <text:p>73.917</text:p>
          </table:table-cell>
          <table:table-cell office:value-type="float" office:value="-21.967">
            <text:p>-21.967</text:p>
          </table:table-cell>
          <table:table-cell office:value-type="float" office:value="6642.0">
            <text:p>6642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6">
            <text:p>Lu-886</text:p>
          </table:table-cell>
          <table:table-cell office:value-type="float" office:value="73.683">
            <text:p>73.683</text:p>
          </table:table-cell>
          <table:table-cell office:value-type="float" office:value="-21.833">
            <text:p>-21.833</text:p>
          </table:table-cell>
          <table:table-cell office:value-type="float" office:value="9290.0">
            <text:p>929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5,Hjort1979">
            <text:p>Hakansson1975,Hjort1979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5">
            <text:p>Lu-885</text:p>
          </table:table-cell>
          <table:table-cell office:value-type="float" office:value="73.733">
            <text:p>73.733</text:p>
          </table:table-cell>
          <table:table-cell office:value-type="float" office:value="-20.75">
            <text:p>-20.75</text:p>
          </table:table-cell>
          <table:table-cell office:value-type="float" office:value="9540.0">
            <text:p>954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68">
            <text:p>Lu-868</text:p>
          </table:table-cell>
          <table:table-cell office:value-type="float" office:value="73.617">
            <text:p>73.617</text:p>
          </table:table-cell>
          <table:table-cell office:value-type="float" office:value="-22.35">
            <text:p>-22.35</text:p>
          </table:table-cell>
          <table:table-cell office:value-type="float" office:value="6460.0">
            <text:p>6460.0</text:p>
          </table:table-cell>
          <table:table-cell office:value-type="float" office:value="70.0">
            <text:p>70.0</text:p>
          </table:table-cell>
          <table:table-cell office:value-type="string" office:value="Mya truncata, Macoma calcarea, Clinocardium ciliatum">
            <text:p>Mya truncata, Macoma calcare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5,HjortFunder1974">
            <text:p>Hakansson1975,HjortFunder1974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79">
            <text:p>K-2379</text:p>
          </table:table-cell>
          <table:table-cell office:value-type="float" office:value="73.717">
            <text:p>73.717</text:p>
          </table:table-cell>
          <table:table-cell office:value-type="float" office:value="-24.617">
            <text:p>-24.617</text:p>
          </table:table-cell>
          <table:table-cell office:value-type="float" office:value="8807.0">
            <text:p>8807.0</text:p>
          </table:table-cell>
          <table:table-cell office:value-type="float" office:value="134.0">
            <text:p>13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">
            <text:p>9.6</text:p>
          </table:table-cell>
          <table:table-cell office:value-type="float" office:value="9.6">
            <text:p>9.6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80">
            <text:p>K-2380</text:p>
          </table:table-cell>
          <table:table-cell office:value-type="float" office:value="73.783">
            <text:p>73.783</text:p>
          </table:table-cell>
          <table:table-cell office:value-type="float" office:value="-24.383">
            <text:p>-24.383</text:p>
          </table:table-cell>
          <table:table-cell office:value-type="float" office:value="8477.0">
            <text:p>8477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7.8">
            <text:p>7.8</text:p>
          </table:table-cell>
          <table:table-cell office:value-type="float" office:value="7.8">
            <text:p>7.8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81">
            <text:p>K-2381</text:p>
          </table:table-cell>
          <table:table-cell office:value-type="float" office:value="73.883">
            <text:p>73.883</text:p>
          </table:table-cell>
          <table:table-cell office:value-type="float" office:value="-24.417">
            <text:p>-24.417</text:p>
          </table:table-cell>
          <table:table-cell office:value-type="float" office:value="8637.0">
            <text:p>8637.0</text:p>
          </table:table-cell>
          <table:table-cell office:value-type="float" office:value="134.0">
            <text:p>134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4">
            <text:p>Lu-884</text:p>
          </table:table-cell>
          <table:table-cell office:value-type="float" office:value="73.483">
            <text:p>73.483</text:p>
          </table:table-cell>
          <table:table-cell office:value-type="float" office:value="-21.617">
            <text:p>-21.617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Mya truncata, Tridonta borealis, Nicania montagui">
            <text:p>Mya truncata, Tridonta borealis, Nicania montagui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3">
            <text:p>Lu-883</text:p>
          </table:table-cell>
          <table:table-cell office:value-type="float" office:value="73.667">
            <text:p>73.667</text:p>
          </table:table-cell>
          <table:table-cell office:value-type="float" office:value="-22.0">
            <text:p>-22.0</text:p>
          </table:table-cell>
          <table:table-cell office:value-type="float" office:value="9220.0">
            <text:p>92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8">
            <text:p>K-2418</text:p>
          </table:table-cell>
          <table:table-cell office:value-type="float" office:value="73.717">
            <text:p>73.717</text:p>
          </table:table-cell>
          <table:table-cell office:value-type="float" office:value="-24.617">
            <text:p>-24.617</text:p>
          </table:table-cell>
          <table:table-cell office:value-type="float" office:value="9097.0">
            <text:p>9097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9">
            <text:p>K-2419</text:p>
          </table:table-cell>
          <table:table-cell office:value-type="float" office:value="73.917">
            <text:p>73.917</text:p>
          </table:table-cell>
          <table:table-cell office:value-type="float" office:value="-25.783">
            <text:p>-25.783</text:p>
          </table:table-cell>
          <table:table-cell office:value-type="float" office:value="4647.0">
            <text:p>4647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2">
            <text:p>Lu-882</text:p>
          </table:table-cell>
          <table:table-cell office:value-type="float" office:value="73.55">
            <text:p>73.55</text:p>
          </table:table-cell>
          <table:table-cell office:value-type="float" office:value="-20.75">
            <text:p>-20.75</text:p>
          </table:table-cell>
          <table:table-cell office:value-type="float" office:value="10720.0">
            <text:p>1072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Hakansson1975,Hjort1979">
            <text:p>Hakansson1975,Hjort1979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76">
            <text:p>K-2376</text:p>
          </table:table-cell>
          <table:table-cell office:value-type="float" office:value="73.1">
            <text:p>73.1</text:p>
          </table:table-cell>
          <table:table-cell office:value-type="float" office:value="-21.383">
            <text:p>-21.383</text:p>
          </table:table-cell>
          <table:table-cell office:value-type="float" office:value="9767.0">
            <text:p>9767.0</text:p>
          </table:table-cell>
          <table:table-cell office:value-type="float" office:value="115.0">
            <text:p>115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6.2">
            <text:p>6.2</text:p>
          </table:table-cell>
          <table:table-cell office:value-type="float" office:value="6.2">
            <text:p>6.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7">
            <text:p>K-2417</text:p>
          </table:table-cell>
          <table:table-cell office:value-type="float" office:value="73.717">
            <text:p>73.717</text:p>
          </table:table-cell>
          <table:table-cell office:value-type="float" office:value="-23.417">
            <text:p>-23.417</text:p>
          </table:table-cell>
          <table:table-cell office:value-type="float" office:value="8517.0">
            <text:p>8517.0</text:p>
          </table:table-cell>
          <table:table-cell office:value-type="float" office:value="124.0">
            <text:p>12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5">
            <text:p>46.5</text:p>
          </table:table-cell>
          <table:table-cell office:value-type="float" office:value="9.3">
            <text:p>9.3</text:p>
          </table:table-cell>
          <table:table-cell office:value-type="float" office:value="9.3">
            <text:p>9.3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67">
            <text:p>Lu-867</text:p>
          </table:table-cell>
          <table:table-cell office:value-type="float" office:value="73.667">
            <text:p>73.667</text:p>
          </table:table-cell>
          <table:table-cell office:value-type="float" office:value="-21.833">
            <text:p>-21.833</text:p>
          </table:table-cell>
          <table:table-cell office:value-type="float" office:value="6500.0">
            <text:p>6500.0</text:p>
          </table:table-cell>
          <table:table-cell office:value-type="float" office:value="75.0">
            <text:p>75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Hakansson1975,HjortFunder1974">
            <text:p>Hakansson1975,HjortFunder1974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I-9131">
            <text:p>I-9131</text:p>
          </table:table-cell>
          <table:table-cell office:value-type="float" office:value="74.083">
            <text:p>74.083</text:p>
          </table:table-cell>
          <table:table-cell office:value-type="float" office:value="-22.317">
            <text:p>-22.317</text:p>
          </table:table-cell>
          <table:table-cell office:value-type="float" office:value="8482.0">
            <text:p>8482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5">
            <text:p>27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I-9102">
            <text:p>I-9102</text:p>
          </table:table-cell>
          <table:table-cell office:value-type="float" office:value="73.45">
            <text:p>73.45</text:p>
          </table:table-cell>
          <table:table-cell office:value-type="float" office:value="-21.783">
            <text:p>-21.783</text:p>
          </table:table-cell>
          <table:table-cell office:value-type="float" office:value="9612.0">
            <text:p>9612.0</text:p>
          </table:table-cell>
          <table:table-cell office:value-type="float" office:value="252.0">
            <text:p>252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Weidick1977,Hjort1979">
            <text:p>Weidick1977,Hjort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